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63f" officeooo:paragraph-rsid="0013163f"/>
    </style:style>
    <style:style style:name="P2" style:family="paragraph" style:parent-style-name="Standard">
      <style:text-properties officeooo:rsid="0014140f" officeooo:paragraph-rsid="0014140f"/>
    </style:style>
    <style:style style:name="P3" style:family="paragraph" style:parent-style-name="Standard">
      <style:text-properties officeooo:rsid="0014f0fc" officeooo:paragraph-rsid="0014f0fc"/>
    </style:style>
    <style:style style:name="P4" style:family="paragraph" style:parent-style-name="Standard">
      <style:text-properties officeooo:rsid="0015d8c3" officeooo:paragraph-rsid="0015d8c3"/>
    </style:style>
    <style:style style:name="P5" style:family="paragraph" style:parent-style-name="Standard">
      <style:text-properties officeooo:rsid="001a1cc3" officeooo:paragraph-rsid="001a1cc3"/>
    </style:style>
    <style:style style:name="P6" style:family="paragraph" style:parent-style-name="Standard">
      <style:text-properties officeooo:rsid="001daf3f" officeooo:paragraph-rsid="001daf3f"/>
    </style:style>
    <style:style style:name="P7" style:family="paragraph" style:parent-style-name="Standard">
      <style:text-properties officeooo:rsid="0023d2f2" officeooo:paragraph-rsid="0023d2f2"/>
    </style:style>
    <style:style style:name="T1" style:family="text">
      <style:text-properties officeooo:rsid="0015f58a"/>
    </style:style>
    <style:style style:name="T2" style:family="text">
      <style:text-properties officeooo:rsid="001604f8"/>
    </style:style>
    <style:style style:name="T3" style:family="text">
      <style:text-properties officeooo:rsid="0016b28b"/>
    </style:style>
    <style:style style:name="T4" style:family="text">
      <style:text-properties officeooo:rsid="00175228"/>
    </style:style>
    <style:style style:name="T5" style:family="text">
      <style:text-properties officeooo:rsid="00181950"/>
    </style:style>
    <style:style style:name="T6" style:family="text">
      <style:text-properties officeooo:rsid="0018608d"/>
    </style:style>
    <style:style style:name="T7" style:family="text">
      <style:text-properties officeooo:rsid="001a95c3"/>
    </style:style>
    <style:style style:name="T8" style:family="text">
      <style:text-properties officeooo:rsid="001d9229"/>
    </style:style>
    <style:style style:name="T9" style:family="text">
      <style:text-properties officeooo:rsid="001daf3f"/>
    </style:style>
    <style:style style:name="T10" style:family="text">
      <style:text-properties officeooo:rsid="001f596d"/>
    </style:style>
    <style:style style:name="T11" style:family="text">
      <style:text-properties officeooo:rsid="001fda51"/>
    </style:style>
    <style:style style:name="T12" style:family="text">
      <style:text-properties officeooo:rsid="0022da99"/>
    </style:style>
    <style:style style:name="T13" style:family="text">
      <style:text-properties officeooo:rsid="0023a0bc"/>
    </style:style>
    <style:style style:name="T14" style:family="text">
      <style:text-properties officeooo:rsid="00258e17"/>
    </style:style>
    <style:style style:name="T15" style:family="text">
      <style:text-properties officeooo:rsid="00273e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</text:p>
      <text:p text:style-name="P1"/>
      <text:p text:style-name="P2">processo de exploração do potencial dos computadores </text:p>
      <text:p text:style-name="P2"/>
      <text:p text:style-name="P3">entre códigos e algoritmos</text:p>
      <text:p text:style-name="P3"/>
      <text:p text:style-name="P3">-para que o computador execute o que precisamos, ele precisa de uma instrução clara, com parâmetros etc.. para que a execução saia como o esperado. </text:p>
      <text:p text:style-name="P3"/>
      <text:p text:style-name="P4">Código </text:p>
      <text:p text:style-name="P4">-<text:span text:style-name="T1">é o conjunto de instruções, linha a linha, </text:span><text:span text:style-name="T11">já em uma linguagem de programação</text:span><text:span text:style-name="T1"> que possa ser compreendido pelo computador, para que então, realize aquilo que ó códi</text:span><text:span text:style-name="T2">g</text:span><text:span text:style-name="T1">o determina. </text:span></text:p>
      <text:p text:style-name="P4"/>
      <text:p text:style-name="P4">-<text:span text:style-name="T3">a programação apenas atende a demanda. </text:span></text:p>
      <text:p text:style-name="P4"/>
      <text:p text:style-name="P4">-<text:span text:style-name="T4">códigos servem para criar soluções, suprimir uma demanda humana </text:span></text:p>
      <text:p text:style-name="P4"/>
      <text:p text:style-name="P4">-<text:span text:style-name="T5">o elo entre a demanda humana e a necessidade de criação de um código para alcançar a solução, é o programador </text:span></text:p>
      <text:p text:style-name="P4"/>
      <text:p text:style-name="P4">-<text:span text:style-name="T6">algoritmo: sequenciamento de instruções, </text:span><text:span text:style-name="T8">l</text:span><text:span text:style-name="T9">o</text:span><text:span text:style-name="T8">gicamente organizadas</text:span></text:p>
      <text:p text:style-name="P5">todo tipo de ações de app e softwares que usamos, foi estruturado com o sequ<text:span text:style-name="T7">e</text:span>nciamento de algor<text:span text:style-name="T12">it</text:span>mos.<text:span text:style-name="T13">(algoritmo não necessariamente está em linguagem de programação)</text:span></text:p>
      <text:p text:style-name="P5"/>
      <text:p text:style-name="P6">Programadores vs computadores </text:p>
      <text:p text:style-name="P6"/>
      <text:p text:style-name="P6">-<text:span text:style-name="T10">programadores são responsáveis por transformar uma ideia em aplicação, </text:span><text:span text:style-name="T11">em um algoritmo transformando em uma sequencia de instruções para se chegar a determinada solução. </text:span></text:p>
      <text:p text:style-name="P6"/>
      <text:p text:style-name="P7">Como os computadores evoluem </text:p>
      <text:p text:style-name="P7"/>
      <text:p text:style-name="P7">lei de Moore </text:p>
      <text:p text:style-name="P7">-<text:span text:style-name="T14">é uma observação de uma dinâmica de mercado </text:span></text:p>
      <text:p text:style-name="P7">-<text:span text:style-name="T15">foi observado que, a cada 1 ano e meio, 2 anos, o número de transistores embutido em um equipamento de computação, dobra </text:span></text:p>
      <text:p text:style-name="P7">-<text:span text:style-name="T15">levando a refletir que hoje em dia, um celular tem absurdamente mais poder de processamento, que qualquer computador de decadas atrás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1:16:37.985000000</dc:date>
    <meta:editing-duration>PT1H11M13S</meta:editing-duration>
    <meta:editing-cycles>2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8" meta:word-count="219" meta:character-count="1411" meta:non-whitespace-character-count="1196"/>
  </office:meta>
</office:document-meta>
</file>